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: <text:span text:style-name="T1">View only selected pins</text:span></text:h>
      <text:p text:style-name="Text_20_body">Priority (high, <text:span text:style-name="T2">mid</text:span>, <text:span text:style-name="T3">low</text:span>)</text:p>
      <text:p text:style-name="Text_20_body">Participating actors</text:p>
      <text:list xml:id="list1839315793" text:style-name="L1">
        <text:list-item>
          <text:p text:style-name="P1">User</text:p>
        </text:list-item>
      </text:list>
      <text:p text:style-name="Text_20_body">Normal flow 1</text:p>
      <text:list xml:id="list585599904" text:style-name="L2">
        <text:list-item>
          <text:p text:style-name="P2">Presses “make selected pin (in)visible” button. (User)</text:p>
          <text:list>
            <text:list-item>
              <text:p text:style-name="P2">Turn the selected pins and pieces visible or invisible. (Application)</text:p>
            </text:list-item>
          </text:list>
        </text:list-item>
      </text:list>
      <text:p text:style-name="Text_20_body">Normal flow 2</text:p>
      <text:list xml:id="list272527840" text:style-name="L4">
        <text:list-item>
          <text:p text:style-name="P4">Presses “make row/column (in)visible” button. (User)</text:p>
          <text:list>
            <text:list-item>
              <text:p text:style-name="P4">Turn all the pins and their pieces in the corresponding row or column visible or invisible. (Application)</text:p>
            </text:list-item>
          </text:list>
        </text:list-item>
      </text:list>
      <text:p text:style-name="Text_20_body">Exceptional flow</text:p>
      <text:list xml:id="list1900426984" text:style-name="L3">
        <text:list-item>
          <text:p text:style-name="P3">Presses “make selected pin (in)visible” button with no pin selected. (User)</text:p>
          <text:list>
            <text:list-item>
              <text:p text:style-name="P3">Button is unresponsive until a pin has been selected. (Application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28:19</meta:creation-date>
    <dc:date>2010-03-23T12:17:36</dc:date>
    <dc:language>en-US</dc:language>
    <meta:editing-cycles>7</meta:editing-cycles>
    <meta:editing-duration>PT00H24M32S</meta:editing-duration>
    <dc:creator>Jonas Jacobson</dc:creator>
    <meta:document-statistic meta:table-count="0" meta:image-count="0" meta:object-count="0" meta:page-count="1" meta:paragraph-count="13" meta:word-count="92" meta:character-count="559"/>
    <meta:user-defined meta:name="Info 1"/>
    <meta:user-defined meta:name="Info 2"/>
    <meta:user-defined meta:name="Info 3"/>
    <meta:user-defined meta:name="Info 4"/>
  </office:meta>
</office:document-meta>
</file>